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ourse</text:p>
          </table:table-cell>
          <table:table-cell office:value-type="string">
            <text:p>Lecturer</text:p>
          </table:table-cell>
          <table:table-cell office:value-type="string">
            <text:p>Number_of_lectures</text:p>
          </table:table-cell>
          <table:table-cell office:value-type="string">
            <text:p>Minimum_working_days</text:p>
          </table:table-cell>
          <table:table-cell office:value-type="string">
            <text:p>Number_of_students</text:p>
          </table:table-cell>
        </table:table-row>
        <table:table-row table:style-name="ro1">
          <table:table-cell office:value-type="string">
            <text:p>Course</text:p>
          </table:table-cell>
          <table:table-cell office:value-type="string">
            <text:p>Lecturer</text:p>
          </table:table-cell>
          <table:table-cell office:value-type="string">
            <text:p>Number_of_lectures</text:p>
          </table:table-cell>
          <table:table-cell office:value-type="string">
            <text:p>Minimum_working_days</text:p>
          </table:table-cell>
          <table:table-cell office:value-type="string">
            <text:p>Number_of_students</text:p>
          </table:table-cell>
        </table:table-row>
        <table:table-row table:style-name="ro1">
          <table:table-cell office:value-type="string">
            <text:p>C0000</text:p>
          </table:table-cell>
          <table:table-cell office:value-type="string">
            <text:p>L0000</text:p>
          </table:table-cell>
          <table:table-cell table:number-columns-repeated="2" office:value-type="float" office:value="3">
            <text:p>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C0001</text:p>
          </table:table-cell>
          <table:table-cell office:value-type="string">
            <text:p>L0001</text:p>
          </table:table-cell>
          <table:table-cell table:number-columns-repeated="2" office:value-type="float" office:value="3">
            <text:p>3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C0002</text:p>
          </table:table-cell>
          <table:table-cell office:value-type="string">
            <text:p>L0002</text:p>
          </table:table-cell>
          <table:table-cell table:number-columns-repeated="2" office:value-type="float" office:value="3">
            <text:p>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C0003</text:p>
          </table:table-cell>
          <table:table-cell office:value-type="string">
            <text:p>L0003</text:p>
          </table:table-cell>
          <table:table-cell table:number-columns-repeated="2" office:value-type="float" office:value="3">
            <text:p>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C0004</text:p>
          </table:table-cell>
          <table:table-cell office:value-type="string">
            <text:p>L0004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0005</text:p>
          </table:table-cell>
          <table:table-cell office:value-type="string">
            <text:p>L0005</text:p>
          </table:table-cell>
          <table:table-cell table:number-columns-repeated="2" office:value-type="float" office:value="3">
            <text:p>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C0006</text:p>
          </table:table-cell>
          <table:table-cell office:value-type="string">
            <text:p>L0006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0007</text:p>
          </table:table-cell>
          <table:table-cell office:value-type="string">
            <text:p>L000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C0008</text:p>
          </table:table-cell>
          <table:table-cell office:value-type="string">
            <text:p>L0008</text:p>
          </table:table-cell>
          <table:table-cell table:number-columns-repeated="2" office:value-type="float" office:value="3">
            <text:p>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C0009</text:p>
          </table:table-cell>
          <table:table-cell office:value-type="string">
            <text:p>L0009</text:p>
          </table:table-cell>
          <table:table-cell table:number-columns-repeated="2" office:value-type="float" office:value="3">
            <text:p>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C0010</text:p>
          </table:table-cell>
          <table:table-cell office:value-type="string">
            <text:p>L0010</text:p>
          </table:table-cell>
          <table:table-cell table:number-columns-repeated="2" office:value-type="float" office:value="3">
            <text:p>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C0011</text:p>
          </table:table-cell>
          <table:table-cell office:value-type="string">
            <text:p>L0011</text:p>
          </table:table-cell>
          <table:table-cell table:number-columns-repeated="2" office:value-type="float" office:value="3">
            <text:p>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C0012</text:p>
          </table:table-cell>
          <table:table-cell office:value-type="string">
            <text:p>L0009</text:p>
          </table:table-cell>
          <table:table-cell table:number-columns-repeated="2" office:value-type="float" office:value="3">
            <text:p>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C0013</text:p>
          </table:table-cell>
          <table:table-cell office:value-type="string">
            <text:p>L0012</text:p>
          </table:table-cell>
          <table:table-cell table:number-columns-repeated="2" office:value-type="float" office:value="3">
            <text:p>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C0014</text:p>
          </table:table-cell>
          <table:table-cell office:value-type="string">
            <text:p>L001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0015</text:p>
          </table:table-cell>
          <table:table-cell office:value-type="string">
            <text:p>L0014</text:p>
          </table:table-cell>
          <table:table-cell table:number-columns-repeated="2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C0016</text:p>
          </table:table-cell>
          <table:table-cell office:value-type="string">
            <text:p>L0015</text:p>
          </table:table-cell>
          <table:table-cell table:number-columns-repeated="2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C0017</text:p>
          </table:table-cell>
          <table:table-cell office:value-type="string">
            <text:p>L00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C0018</text:p>
          </table:table-cell>
          <table:table-cell office:value-type="string">
            <text:p>L0017</text:p>
          </table:table-cell>
          <table:table-cell table:number-columns-repeated="2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C0019</text:p>
          </table:table-cell>
          <table:table-cell office:value-type="string">
            <text:p>L0018</text:p>
          </table:table-cell>
          <table:table-cell table:number-columns-repeated="2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C0020</text:p>
          </table:table-cell>
          <table:table-cell office:value-type="string">
            <text:p>L00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C0021</text:p>
          </table:table-cell>
          <table:table-cell office:value-type="string">
            <text:p>L0008</text:p>
          </table:table-cell>
          <table:table-cell table:number-columns-repeated="2" office:value-type="float" office:value="3">
            <text:p>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0022</text:p>
          </table:table-cell>
          <table:table-cell office:value-type="string">
            <text:p>L0020</text:p>
          </table:table-cell>
          <table:table-cell table:number-columns-repeated="2" office:value-type="float" office:value="3">
            <text:p>3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C0023</text:p>
          </table:table-cell>
          <table:table-cell office:value-type="string">
            <text:p>L002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C0024</text:p>
          </table:table-cell>
          <table:table-cell office:value-type="string">
            <text:p>L0000</text:p>
          </table:table-cell>
          <table:table-cell table:number-columns-repeated="2" office:value-type="float" office:value="3">
            <text:p>3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string">
            <text:p>C0025</text:p>
          </table:table-cell>
          <table:table-cell office:value-type="string">
            <text:p>L0022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0026</text:p>
          </table:table-cell>
          <table:table-cell office:value-type="string">
            <text:p>L0023</text:p>
          </table:table-cell>
          <table:table-cell table:number-columns-repeated="2" office:value-type="float" office:value="3">
            <text:p>3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string">
            <text:p>C0027</text:p>
          </table:table-cell>
          <table:table-cell office:value-type="string">
            <text:p>L0024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0028</text:p>
          </table:table-cell>
          <table:table-cell office:value-type="string">
            <text:p>L0025</text:p>
          </table:table-cell>
          <table:table-cell table:number-columns-repeated="2" office:value-type="float" office:value="3">
            <text:p>3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C0029</text:p>
          </table:table-cell>
          <table:table-cell office:value-type="string">
            <text:p>L002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0030</text:p>
          </table:table-cell>
          <table:table-cell office:value-type="string">
            <text:p>L0022</text:p>
          </table:table-cell>
          <table:table-cell table:number-columns-repeated="2" office:value-type="float" office:value="2">
            <text:p>2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string">
            <text:p>C0031</text:p>
          </table:table-cell>
          <table:table-cell office:value-type="string">
            <text:p>L0022</text:p>
          </table:table-cell>
          <table:table-cell table:number-columns-repeated="2" office:value-type="float" office:value="1">
            <text:p>1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C0032</text:p>
          </table:table-cell>
          <table:table-cell office:value-type="string">
            <text:p>L0027</text:p>
          </table:table-cell>
          <table:table-cell table:number-columns-repeated="2" office:value-type="float" office:value="3">
            <text:p>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C0033</text:p>
          </table:table-cell>
          <table:table-cell office:value-type="string">
            <text:p>L0028</text:p>
          </table:table-cell>
          <table:table-cell table:number-columns-repeated="2" office:value-type="float" office:value="3">
            <text:p>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C0034</text:p>
          </table:table-cell>
          <table:table-cell office:value-type="string">
            <text:p>L0029</text:p>
          </table:table-cell>
          <table:table-cell table:number-columns-repeated="2" office:value-type="float" office:value="3">
            <text:p>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C0035</text:p>
          </table:table-cell>
          <table:table-cell office:value-type="string">
            <text:p>L0030</text:p>
          </table:table-cell>
          <table:table-cell table:number-columns-repeated="2" office:value-type="float" office:value="3">
            <text:p>3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C0036</text:p>
          </table:table-cell>
          <table:table-cell office:value-type="string">
            <text:p>L0031</text:p>
          </table:table-cell>
          <table:table-cell table:number-columns-repeated="2" office:value-type="float" office:value="3">
            <text:p>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C0037</text:p>
          </table:table-cell>
          <table:table-cell office:value-type="string">
            <text:p>L0032</text:p>
          </table:table-cell>
          <table:table-cell table:number-columns-repeated="2" office:value-type="float" office:value="3">
            <text:p>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C0038</text:p>
          </table:table-cell>
          <table:table-cell office:value-type="string">
            <text:p>L003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0039</text:p>
          </table:table-cell>
          <table:table-cell office:value-type="string">
            <text:p>L003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0040</text:p>
          </table:table-cell>
          <table:table-cell office:value-type="string">
            <text:p>L003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0041</text:p>
          </table:table-cell>
          <table:table-cell office:value-type="string">
            <text:p>L0036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0042</text:p>
          </table:table-cell>
          <table:table-cell office:value-type="string">
            <text:p>L0037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0043</text:p>
          </table:table-cell>
          <table:table-cell office:value-type="string">
            <text:p>L000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0044</text:p>
          </table:table-cell>
          <table:table-cell office:value-type="string">
            <text:p>L0038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0045</text:p>
          </table:table-cell>
          <table:table-cell office:value-type="string">
            <text:p>L0004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0046</text:p>
          </table:table-cell>
          <table:table-cell office:value-type="string">
            <text:p>L0025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0047</text:p>
          </table:table-cell>
          <table:table-cell office:value-type="string">
            <text:p>L0011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C0048</text:p>
          </table:table-cell>
          <table:table-cell office:value-type="string">
            <text:p>L0039</text:p>
          </table:table-cell>
          <table:table-cell table:number-columns-repeated="2" office:value-type="float" office:value="3">
            <text:p>3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C0049</text:p>
          </table:table-cell>
          <table:table-cell office:value-type="string">
            <text:p>L0040</text:p>
          </table:table-cell>
          <table:table-cell table:number-columns-repeated="2" office:value-type="float" office:value="3">
            <text:p>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C0050</text:p>
          </table:table-cell>
          <table:table-cell office:value-type="string">
            <text:p>L0041</text:p>
          </table:table-cell>
          <table:table-cell table:number-columns-repeated="2" office:value-type="float" office:value="3">
            <text:p>3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C0051</text:p>
          </table:table-cell>
          <table:table-cell office:value-type="string">
            <text:p>L00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0052</text:p>
          </table:table-cell>
          <table:table-cell office:value-type="string">
            <text:p>L0042</text:p>
          </table:table-cell>
          <table:table-cell table:number-columns-repeated="2" office:value-type="float" office:value="3">
            <text:p>3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C0053</text:p>
          </table:table-cell>
          <table:table-cell office:value-type="string">
            <text:p>L004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C0054</text:p>
          </table:table-cell>
          <table:table-cell office:value-type="string">
            <text:p>L0044</text:p>
          </table:table-cell>
          <table:table-cell table:number-columns-repeated="2" office:value-type="float" office:value="3">
            <text:p>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C0055</text:p>
          </table:table-cell>
          <table:table-cell office:value-type="string">
            <text:p>L0045</text:p>
          </table:table-cell>
          <table:table-cell table:number-columns-repeated="2" office:value-type="float" office:value="3">
            <text:p>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0056</text:p>
          </table:table-cell>
          <table:table-cell office:value-type="string">
            <text:p>L0046</text:p>
          </table:table-cell>
          <table:table-cell table:number-columns-repeated="2"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C0057</text:p>
          </table:table-cell>
          <table:table-cell office:value-type="string">
            <text:p>L0047</text:p>
          </table:table-cell>
          <table:table-cell table:number-columns-repeated="2" office:value-type="float" office:value="3">
            <text:p>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C0058</text:p>
          </table:table-cell>
          <table:table-cell office:value-type="string">
            <text:p>L0042</text:p>
          </table:table-cell>
          <table:table-cell table:number-columns-repeated="2"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0059</text:p>
          </table:table-cell>
          <table:table-cell office:value-type="string">
            <text:p>L0048</text:p>
          </table:table-cell>
          <table:table-cell table:number-columns-repeated="2" office:value-type="float" office:value="3">
            <text:p>3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C0060</text:p>
          </table:table-cell>
          <table:table-cell office:value-type="string">
            <text:p>L004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0061</text:p>
          </table:table-cell>
          <table:table-cell office:value-type="string">
            <text:p>L005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0062</text:p>
          </table:table-cell>
          <table:table-cell office:value-type="string">
            <text:p>L0051</text:p>
          </table:table-cell>
          <table:table-cell table:number-columns-repeated="2" office:value-type="float" office:value="3">
            <text:p>3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C0063</text:p>
          </table:table-cell>
          <table:table-cell office:value-type="string">
            <text:p>L0052</text:p>
          </table:table-cell>
          <table:table-cell table:number-columns-repeated="2" office:value-type="float" office:value="3">
            <text:p>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C0064</text:p>
          </table:table-cell>
          <table:table-cell office:value-type="string">
            <text:p>L005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C0065</text:p>
          </table:table-cell>
          <table:table-cell office:value-type="string">
            <text:p>L005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C0066</text:p>
          </table:table-cell>
          <table:table-cell office:value-type="string">
            <text:p>L005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C0067</text:p>
          </table:table-cell>
          <table:table-cell office:value-type="string">
            <text:p>L00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string">
            <text:p>C0068</text:p>
          </table:table-cell>
          <table:table-cell office:value-type="string">
            <text:p>L005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C0069</text:p>
          </table:table-cell>
          <table:table-cell office:value-type="string">
            <text:p>L005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C0070</text:p>
          </table:table-cell>
          <table:table-cell office:value-type="string">
            <text:p>L005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C0071</text:p>
          </table:table-cell>
          <table:table-cell office:value-type="string">
            <text:p>L0060</text:p>
          </table:table-cell>
          <table:table-cell table:number-columns-repeated="2" office:value-type="float" office:value="5">
            <text:p>5</text:p>
          </table:table-cell>
          <table:table-cell office:value-type="float" office:value="65">
            <text:p>65</text:p>
          </table:table-cell>
        </table:table-row>
        <table:table-row table:style-name="ro1" table:number-rows-repeated="75">
          <table:table-cell table:number-columns-repeated="5"/>
        </table:table-row>
        <table:table-row table:style-name="ro1">
          <table:table-cell table:number-columns-repeated="2"/>
          <table:table-cell table:formula="of:=AVERAGE([.C2:.C149])" office:value-type="float" office:value="3.48611111111111">
            <text:p>3.4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2:.C149])" office:value-type="float" office:value="251">
            <text:p>25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18/04/2015</text:date>, <text:time>16:3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28S</meta:editing-duration>
    <meta:editing-cycles>4</meta:editing-cycles>
    <meta:generator>OpenOffice/4.0.1$Win32 OpenOffice.org_project/401m5$Build-9714</meta:generator>
    <dc:date>2015-04-18T16:37:41.26</dc:date>
    <dc:creator>adrien haegel</dc:creator>
    <meta:document-statistic meta:table-count="3" meta:cell-count="372" meta:object-count="0"/>
    <meta:user-defined meta:name="Info 1"/>
    <meta:user-defined meta:name="Info 2"/>
    <meta:user-defined meta:name="Info 3"/>
    <meta:user-defined meta:name="Info 4"/>
  </office:meta>
</office:document-meta>
</file>